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4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0.8cm" svg:x="8.4cm" svg:y="1.4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2cm" svg:height="14.65cm" svg:x="0.4cm" svg:y="1.4cm">
          <draw:text-box>
            <text:p>S =start</text:p>
            <text:p>E = end</text:p>
            <text:p>Get = get number</text:p>
            <text:p>1 = January</text:p>
            <text:p>2 = February</text:p>
            <text:p>3 = March</text:p>
            <text:p>4 = April</text:p>
            <text:p>5 = May</text:p>
            <text:p>6 = June</text:p>
            <text:p>7 = July</text:p>
            <text:p>8 = August</text:p>
            <text:p>9 = September</text:p>
            <text:p>10 = October</text:p>
            <text:p>11 = November</text:p>
            <text:p>12 = December</text:p>
            <text:p/>
            <text:p/>
          </draw:text-box>
        </draw:frame>
        <draw:custom-shape draw:style-name="gr1" draw:text-style-name="P1" draw:layer="layout" svg:width="3.1cm" svg:height="1.2cm" svg:x="7.6cm" svg:y="2.8cm">
          <text:p text:style-name="P1">Ge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9.1cm" svg:y1="2.2cm" svg:x2="9.1cm" svg:y2="3.1cm">
          <text:p/>
        </draw:line>
        <draw:custom-shape draw:style-name="gr1" draw:text-style-name="P1" draw:layer="layout" svg:width="1.1cm" svg:height="1.2cm" svg:x="8.4cm" svg:y="6.2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3cm" svg:y="7.9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22cm">
          <text:p text:style-name="P1">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18.8cm">
          <text:p text:style-name="P1">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15.8cm">
          <text:p text:style-name="P1">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14.3cm">
          <text:p text:style-name="P1">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3cm" svg:y="20.4cm">
          <text:p text:style-name="P1">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17.3cm">
          <text:p text:style-name="P1">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9.6cm">
          <text:p text:style-name="P1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11.2cm">
          <text:p text:style-name="P1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2cm" svg:y="12.8cm">
          <text:p text:style-name="P1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1cm" svg:height="1.2cm" svg:x="8.5cm" svg:y="4.5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cm" svg:height="1.8cm" svg:x="8cm" svg:y="25.4cm">
          <text:p text:style-name="P1">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1cm" svg:y1="4cm" svg:x2="9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9.124cm" svg:y1="4cm" svg:x2="9.024cm" svg:y2="4.6cm">
          <text:p/>
        </draw:line>
        <draw:line draw:style-name="gr3" draw:text-style-name="P1" draw:layer="layout" svg:x1="8.6cm" svg:y1="23.3cm" svg:x2="9.1cm" svg:y2="25.7cm">
          <text:p/>
        </draw:line>
        <draw:line draw:style-name="gr3" draw:text-style-name="P1" draw:layer="layout" svg:x1="8.9cm" svg:y1="21.5cm" svg:x2="8.8cm" svg:y2="22.1cm">
          <text:p/>
        </draw:line>
        <draw:line draw:style-name="gr3" draw:text-style-name="P1" draw:layer="layout" svg:x1="8.8cm" svg:y1="20.1cm" svg:x2="8.7cm" svg:y2="20.7cm">
          <text:p/>
        </draw:line>
        <draw:line draw:style-name="gr3" draw:text-style-name="P1" draw:layer="layout" svg:x1="8.7cm" svg:y1="18.3cm" svg:x2="8.6cm" svg:y2="18.9cm">
          <text:p/>
        </draw:line>
        <draw:line draw:style-name="gr3" draw:text-style-name="P1" draw:layer="layout" svg:x1="8.7cm" svg:y1="16.9cm" svg:x2="8.6cm" svg:y2="17.5cm">
          <text:p/>
        </draw:line>
        <draw:line draw:style-name="gr3" draw:text-style-name="P1" draw:layer="layout" svg:x1="8.8cm" svg:y1="15.4cm" svg:x2="8.7cm" svg:y2="16cm">
          <text:p/>
        </draw:line>
        <draw:line draw:style-name="gr3" draw:text-style-name="P1" draw:layer="layout" svg:x1="8.8cm" svg:y1="13.8cm" svg:x2="8.7cm" svg:y2="14.4cm">
          <text:p/>
        </draw:line>
        <draw:line draw:style-name="gr3" draw:text-style-name="P1" draw:layer="layout" svg:x1="8.7cm" svg:y1="10.7cm" svg:x2="8.6cm" svg:y2="11.3cm">
          <text:p/>
        </draw:line>
        <draw:line draw:style-name="gr3" draw:text-style-name="P1" draw:layer="layout" svg:x1="8.8cm" svg:y1="12.3cm" svg:x2="8.7cm" svg:y2="12.9cm">
          <text:p/>
        </draw:line>
        <draw:line draw:style-name="gr3" draw:text-style-name="P1" draw:layer="layout" svg:x1="8.8cm" svg:y1="9.1cm" svg:x2="8.7cm" svg:y2="9.7cm">
          <text:p/>
        </draw:line>
        <draw:line draw:style-name="gr3" draw:text-style-name="P1" draw:layer="layout" svg:x1="8.9cm" svg:y1="7.5cm" svg:x2="8.8cm" svg:y2="8.1cm">
          <text:p/>
        </draw:line>
        <draw:line draw:style-name="gr3" draw:text-style-name="P1" draw:layer="layout" svg:x1="8.976cm" svg:y1="5.8cm" svg:x2="8.9cm" svg:y2="6.3cm">
          <text:p/>
        </draw:line>
        <draw:custom-shape draw:style-name="gr1" draw:text-style-name="P2" draw:layer="layout" svg:width="3.8cm" svg:height="1.3cm" svg:x="15.1cm" svg:y="4.6cm">
          <text:p text:style-name="P1"><text:span text:style-name="T1">Put ja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1.9cm" svg:y="22.2cm">
          <text:p text:style-name="P1">Put dec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2.2cm" svg:y="20.6cm">
          <text:p text:style-name="P1">Put nov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2.4cm" svg:y="19cm">
          <text:p text:style-name="P1">Put oc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2.6cm" svg:y="17.4cm">
          <text:p text:style-name="P1">Put se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2.4cm" svg:y="15.8cm">
          <text:p text:style-name="P1">Put AU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2.4cm" svg:y="14.2cm">
          <text:p text:style-name="P1">Put july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2.8cm" svg:y="12.7cm">
          <text:p text:style-name="P1">Put jun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3.4cm" svg:y="11.1cm">
          <text:p text:style-name="P1">Put may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3.9cm" svg:y="9.5cm">
          <text:p text:style-name="P1">Put april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4.3cm" svg:y="8cm">
          <text:p text:style-name="P1">Put mar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8cm" svg:height="1.3cm" svg:x="14.6cm" svg:y="6.4cm">
          <text:p text:style-name="P1">Put fe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9.3cm" svg:y1="21.2cm" svg:x2="12.8cm" svg:y2="21.2cm">
          <text:p/>
        </draw:line>
        <draw:line draw:style-name="gr3" draw:text-style-name="P1" draw:layer="layout" svg:x1="9.6cm" svg:y1="5.243cm" svg:x2="15.5cm" svg:y2="5.343cm">
          <text:p/>
        </draw:line>
        <draw:line draw:style-name="gr3" draw:text-style-name="P1" draw:layer="layout" svg:x1="9.2cm" svg:y1="19.4cm" svg:x2="13.1cm" svg:y2="19.5cm">
          <text:p/>
        </draw:line>
        <draw:line draw:style-name="gr3" draw:text-style-name="P1" draw:layer="layout" svg:x1="9.2cm" svg:y1="17.8cm" svg:x2="13.2cm" svg:y2="18cm">
          <text:p/>
        </draw:line>
        <draw:line draw:style-name="gr3" draw:text-style-name="P1" draw:layer="layout" svg:x1="9cm" svg:y1="16.3cm" svg:x2="13cm" svg:y2="16.4cm">
          <text:p/>
        </draw:line>
        <draw:line draw:style-name="gr3" draw:text-style-name="P1" draw:layer="layout" svg:x1="9.1cm" svg:y1="14.8cm" svg:x2="13cm" svg:y2="14.9cm">
          <text:p/>
        </draw:line>
        <draw:line draw:style-name="gr3" draw:text-style-name="P1" draw:layer="layout" svg:x1="9.1cm" svg:y1="13.4cm" svg:x2="13.1cm" svg:y2="13.4cm">
          <text:p/>
        </draw:line>
        <draw:line draw:style-name="gr3" draw:text-style-name="P1" draw:layer="layout" svg:x1="9.1cm" svg:y1="11.8cm" svg:x2="13.7cm" svg:y2="11.9cm">
          <text:p/>
        </draw:line>
        <draw:line draw:style-name="gr3" draw:text-style-name="P1" draw:layer="layout" svg:x1="9cm" svg:y1="10.1cm" svg:x2="14.2cm" svg:y2="10.2cm">
          <text:p/>
        </draw:line>
        <draw:line draw:style-name="gr3" draw:text-style-name="P1" draw:layer="layout" svg:x1="9.3cm" svg:y1="8.6cm" svg:x2="14.7cm" svg:y2="8.7cm">
          <text:p/>
        </draw:line>
        <draw:line draw:style-name="gr3" draw:text-style-name="P1" draw:layer="layout" svg:x1="9.4cm" svg:y1="6.8cm" svg:x2="15.3cm" svg:y2="6.9cm">
          <text:p/>
        </draw:line>
        <draw:line draw:style-name="gr3" draw:text-style-name="P1" draw:layer="layout" svg:x1="9.2cm" svg:y1="22.6cm" svg:x2="12.3cm" svg:y2="22.7cm">
          <text:p/>
        </draw:line>
        <draw:line draw:style-name="gr3" draw:text-style-name="P1" draw:layer="layout" svg:x1="20cm" svg:y1="5.2cm" svg:x2="20cm" svg:y2="27cm">
          <text:p/>
        </draw:line>
        <draw:line draw:style-name="gr3" draw:text-style-name="P1" draw:layer="layout" svg:x1="20cm" svg:y1="26.8cm" svg:x2="10.4cm" svg:y2="26.3cm">
          <text:p/>
        </draw:line>
        <draw:line draw:style-name="gr3" draw:text-style-name="P1" draw:layer="layout" svg:x1="18.5cm" svg:y1="5.2cm" svg:x2="20.2cm" svg:y2="5.2cm">
          <text:p/>
        </draw:line>
        <draw:line draw:style-name="gr3" draw:text-style-name="P1" draw:layer="layout" svg:x1="18.1cm" svg:y1="7.1cm" svg:x2="20cm" svg:y2="7.1cm">
          <text:p/>
        </draw:line>
        <draw:line draw:style-name="gr3" draw:text-style-name="P1" draw:layer="layout" svg:x1="17.7cm" svg:y1="8.7cm" svg:x2="20cm" svg:y2="8.8cm">
          <text:p/>
        </draw:line>
        <draw:line draw:style-name="gr3" draw:text-style-name="P1" draw:layer="layout" svg:x1="17.4cm" svg:y1="10.2cm" svg:x2="20cm" svg:y2="10.2cm">
          <text:p/>
        </draw:line>
        <draw:line draw:style-name="gr3" draw:text-style-name="P1" draw:layer="layout" svg:x1="16.9cm" svg:y1="11.8cm" svg:x2="20cm" svg:y2="11.8cm">
          <text:p/>
        </draw:line>
        <draw:line draw:style-name="gr3" draw:text-style-name="P1" draw:layer="layout" svg:x1="16.3cm" svg:y1="13.2cm" svg:x2="20cm" svg:y2="13.2cm">
          <text:p/>
        </draw:line>
        <draw:line draw:style-name="gr3" draw:text-style-name="P1" draw:layer="layout" svg:x1="15.8cm" svg:y1="14.8cm" svg:x2="20cm" svg:y2="15cm">
          <text:p/>
        </draw:line>
        <draw:line draw:style-name="gr3" draw:text-style-name="P1" draw:layer="layout" svg:x1="15.8cm" svg:y1="16.5cm" svg:x2="20cm" svg:y2="16.5cm">
          <text:p/>
        </draw:line>
        <draw:line draw:style-name="gr3" draw:text-style-name="P1" draw:layer="layout" svg:x1="16.1cm" svg:y1="18.1cm" svg:x2="20cm" svg:y2="18cm">
          <text:p/>
        </draw:line>
        <draw:line draw:style-name="gr3" draw:text-style-name="P1" draw:layer="layout" svg:x1="15.9cm" svg:y1="19.6cm" svg:x2="20cm" svg:y2="19.6cm">
          <text:p/>
        </draw:line>
        <draw:line draw:style-name="gr3" draw:text-style-name="P1" draw:layer="layout" svg:x1="15.7cm" svg:y1="21.3cm" svg:x2="20cm" svg:y2="21.3cm">
          <text:p/>
        </draw:line>
        <draw:line draw:style-name="gr3" draw:text-style-name="P1" draw:layer="layout" svg:x1="15.3cm" svg:y1="22.9cm" svg:x2="20cm" svg:y2="2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56:48.047000000</meta:creation-date>
    <dc:date>2014-10-06T12:15:20.431000000</dc:date>
    <meta:editing-duration>PT2M39S</meta:editing-duration>
    <meta:editing-cycles>1</meta:editing-cycles>
    <meta:document-statistic meta:object-count="76"/>
    <meta:generator>LibreOffice/4.2.5.2$Windows_x86 LibreOffice_project/61cb170a04bb1f12e77c884eab9192be736ec5f5</meta:generator>
  </office:meta>
</office:document-meta>
</file>